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D9D9D9"/>
    </style:style>
    <style:style style:name="ce5" style:family="table-cell" style:parent-style-name="Default" style:data-style-name="N0">
      <style:table-cell-properties fo:border="thin solid #000000" fo:background-color="#C6E0B4"/>
    </style:style>
    <style:style style:name="ce6" style:family="table-cell" style:parent-style-name="Default" style:data-style-name="N36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middle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 style:vertical-align="middle" fo:background-color="#F2F2F2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000000" style:vertical-align="middle" fo:background-color="#E2EFDA" style:repeat-content="false"/>
      <style:paragraph-properties fo:text-align="center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18" style:family="table-cell" style:parent-style-name="Default" style:data-style-name="N1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order="thin solid #000000" style:vertical-align="middle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order="thin solid #000000" style:vertical-align="automatic" fo:background-color="#F2F2F2" style:repeat-content="false"/>
      <style:paragraph-properties fo:text-align="center"/>
    </style:style>
    <style:style style:name="ce21" style:family="table-cell" style:parent-style-name="Default" style:data-style-name="N1">
      <style:table-cell-properties fo:border="thin solid #000000" style:vertical-align="automatic" fo:background-color="#E2EFDA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6.93208333333333cm"/>
    </style:style>
    <style:style style:name="co5" style:family="table-column">
      <style:table-column-properties fo:break-before="auto" style:column-width="5.52979166666667cm"/>
    </style:style>
    <style:style style:name="co6" style:family="table-column">
      <style:table-column-properties fo:break-before="auto" style:column-width="5.08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18.9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62" table:default-cell-style-name="ce1"/>
        <table:table-row table:style-name="ro1">
          <table:table-cell office:value-type="string" table:number-columns-spanned="9" table:number-rows-spanned="1" table:style-name="ce22">
            <text:p>Nodi</text:p>
          </table:table-cell>
          <table:covered-table-cell table:number-columns-repeated="8"/>
          <table:table-cell office:value-type="string" table:number-columns-spanned="7" table:number-rows-spanned="1" table:style-name="ce23">
            <text:p>Pagine Web</text:p>
          </table:table-cell>
          <table:covered-table-cell table:number-columns-repeated="6"/>
          <table:table-cell table:number-columns-repeated="16368" table:style-name="ce1"/>
        </table:table-row>
        <table:table-row table:style-name="ro2"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string" table:style-name="ce4">
            <text:p>D</text:p>
          </table:table-cell>
          <table:table-cell office:value-type="string" table:style-name="ce4">
            <text:p>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G</text:p>
          </table:table-cell>
          <table:table-cell office:value-type="string" table:style-name="ce4">
            <text:p>H</text:p>
          </table:table-cell>
          <table:table-cell office:value-type="string" table:style-name="ce4">
            <text:p>I</text:p>
          </table:table-cell>
          <table:table-cell office:value-type="string" table:style-name="ce5">
            <text:p>Shiva</text:p>
          </table:table-cell>
          <table:table-cell office:value-type="string" table:style-name="ce5">
            <text:p>NYT</text:p>
          </table:table-cell>
          <table:table-cell office:value-type="string" table:style-name="ce5">
            <text:p>CNN</text:p>
          </table:table-cell>
          <table:table-cell office:value-type="string" table:style-name="ce5">
            <text:p>Snopes</text:p>
          </table:table-cell>
          <table:table-cell office:value-type="string" table:style-name="ce5">
            <text:p>Medical Facts</text:p>
          </table:table-cell>
          <table:table-cell office:value-type="string" table:style-name="ce5">
            <text:p>WHO</text:p>
          </table:table-cell>
          <table:table-cell office:value-type="string" table:style-name="ce5">
            <text:p>CDC</text:p>
          </table:table-cell>
          <table:table-cell table:number-columns-repeated="16368" table:style-name="ce3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68" table:style-name="ce1"/>
        </table:table-row>
        <table:table-row table:style-name="ro2">
          <table:table-cell office:value-type="float" office:value="3" table:formula="of:=[.J4]" table:style-name="ce18">
            <text:p>3</text:p>
          </table:table-cell>
          <table:table-cell office:value-type="float" office:value="6" table:formula="of:=[.J4]+[.K4]" table:style-name="ce18">
            <text:p>6</text:p>
          </table:table-cell>
          <table:table-cell office:value-type="float" office:value="3" table:formula="of:=[.J4]" table:style-name="ce18">
            <text:p>3</text:p>
          </table:table-cell>
          <table:table-cell office:value-type="float" office:value="3" table:formula="of:=[.K4]" table:style-name="ce18">
            <text:p>3</text:p>
          </table:table-cell>
          <table:table-cell office:value-type="float" office:value="6" table:formula="of:=[.K4]+[.M4]" table:style-name="ce18">
            <text:p>6</text:p>
          </table:table-cell>
          <table:table-cell office:value-type="float" office:value="5" table:formula="of:=[.L4]+[.N4]" table:style-name="ce18">
            <text:p>5</text:p>
          </table:table-cell>
          <table:table-cell office:value-type="float" office:value="7" table:formula="of:=[.M4]+[.N4]" table:style-name="ce18">
            <text:p>7</text:p>
          </table:table-cell>
          <table:table-cell office:value-type="float" office:value="11" table:formula="of:=[.M4]+[.N4]+[.O4]+[.P4]" table:style-name="ce18">
            <text:p>11</text:p>
          </table:table-cell>
          <table:table-cell office:value-type="float" office:value="6" table:formula="of:=[.P4]+[.N4]" table:style-name="ce18">
            <text:p>6</text:p>
          </table:table-cell>
          <table:table-cell office:value-type="float" office:value="3" table:formula="of:=[.A3]+[.B3]+[.C3]" table:style-name="ce19">
            <text:p>3</text:p>
          </table:table-cell>
          <table:table-cell office:value-type="float" office:value="3" table:formula="of:=[.B3]+[.D3]+[.E3]" table:style-name="ce19">
            <text:p>3</text:p>
          </table:table-cell>
          <table:table-cell office:value-type="float" office:value="1" table:formula="of:=[.F3]" table:style-name="ce19">
            <text:p>1</text:p>
          </table:table-cell>
          <table:table-cell office:value-type="float" office:value="3" table:formula="of:=[.E3]+[.G3]+[.H3]" table:style-name="ce19">
            <text:p>3</text:p>
          </table:table-cell>
          <table:table-cell office:value-type="float" office:value="4" table:formula="of:=[.F3]+[.G3]+[.H3]+[.I3]" table:style-name="ce19">
            <text:p>4</text:p>
          </table:table-cell>
          <table:table-cell office:value-type="float" office:value="2" table:formula="of:=[.H3]+[.I3]" table:style-name="ce19">
            <text:p>2</text:p>
          </table:table-cell>
          <table:table-cell office:value-type="float" office:value="2" table:formula="of:=[.H3]+[.I3]" table:style-name="ce19">
            <text:p>2</text:p>
          </table:table-cell>
          <table:table-cell table:number-columns-repeated="16368" table:style-name="ce1"/>
        </table:table-row>
        <table:table-row table:style-name="ro2">
          <table:table-cell office:value-type="float" office:value="0.06" table:formula="of:= [.A4] / ([.A4] +[.B4] +[.C4]+[.D4]+[.E4]+[.F4]+[.G4]+[.H4]+[.I4])" table:style-name="ce8">
            <text:p>0,0600</text:p>
          </table:table-cell>
          <table:table-cell office:value-type="float" office:value="0.12" table:formula="of:=[.B4]/([.A4]+[.B4]+[.C4]+[.D4]+[.E4]+[.F4]+[.G4]+[.H4]+[.I4])" table:style-name="ce8">
            <text:p>0,1200</text:p>
          </table:table-cell>
          <table:table-cell office:value-type="float" office:value="0.06" table:formula="of:=[.C4]/([.A4]+[.B4]+[.C4]+[.D4]+[.E4]+[.F4]+[.G4]+[.H4]+[.I4])" table:style-name="ce8">
            <text:p>0,0600</text:p>
          </table:table-cell>
          <table:table-cell office:value-type="float" office:value="0.06" table:formula="of:=[.D4]/([.A4]+[.B4]+[.C4]+[.D4]+[.E4]+[.F4]+[.G4]+[.H4]+[.I4])" table:style-name="ce8">
            <text:p>0,0600</text:p>
          </table:table-cell>
          <table:table-cell office:value-type="float" office:value="0.12" table:formula="of:=[.E4]/([.A4]+[.B4]+[.C4]+[.D4]+[.E4]+[.F4]+[.G4]+[.H4]+[.I4])" table:style-name="ce8">
            <text:p>0,1200</text:p>
          </table:table-cell>
          <table:table-cell office:value-type="float" office:value="0.1" table:formula="of:=[.F4]/([.A4]+[.B4]+[.C4]+[.D4]+[.E4]+[.F4]+[.G4]+[.H4]+[.I4])" table:style-name="ce8">
            <text:p>0,1000</text:p>
          </table:table-cell>
          <table:table-cell office:value-type="float" office:value="0.14000000000000001" table:formula="of:=[.G4]/([.A4]+[.B4]+[.C4]+[.D4]+[.E4]+[.F4]+[.G4]+[.H4]+[.I4])" table:style-name="ce8">
            <text:p>0,1400</text:p>
          </table:table-cell>
          <table:table-cell office:value-type="float" office:value="0.22" table:formula="of:=[.H4]/([.A4]+[.B4]+[.C4]+[.D4]+[.E4]+[.F4]+[.G4]+[.H4]+[.I4])" table:style-name="ce8">
            <text:p>0,2200</text:p>
          </table:table-cell>
          <table:table-cell office:value-type="float" office:value="0.12" table:formula="of:=[.I4]/([.A4]+[.B4]+[.C4]+[.D4]+[.E4]+[.F4]+[.G4]+[.H4]+[.I4])" table:style-name="ce8">
            <text:p>0,1200</text:p>
          </table:table-cell>
          <table:table-cell office:value-type="float" office:value="0.16666666666666666" table:formula="of:=[.J4]/([.J4]+[.K4]+[.L4]+[.M4]+[.N4]+[.O4]+[.P4])" table:style-name="ce9">
            <text:p>0,1667</text:p>
          </table:table-cell>
          <table:table-cell office:value-type="float" office:value="0.16666666666666666" table:formula="of:=[.K4]/([.J4]+[.K4]+[.L4]+[.M4]+[.N4]+[.O4]+[.P4])" table:style-name="ce9">
            <text:p>0,1667</text:p>
          </table:table-cell>
          <table:table-cell office:value-type="float" office:value="5.5555555555555552E-2" table:formula="of:=[.L4]/([.J4]+[.K4]+[.L4]+[.M4]+[.N4]+[.O4]+[.P4])" table:style-name="ce9">
            <text:p>0,0556</text:p>
          </table:table-cell>
          <table:table-cell office:value-type="float" office:value="0.16666666666666666" table:formula="of:=[.M4]/([.J4]+[.K4]+[.L4]+[.M4]+[.N4]+[.O4]+[.P4])" table:style-name="ce9">
            <text:p>0,1667</text:p>
          </table:table-cell>
          <table:table-cell office:value-type="float" office:value="0.22222222222222221" table:formula="of:=[.N4]/([.J4]+[.K4]+[.L4]+[.M4]+[.N4]+[.O4]+[.P4])" table:style-name="ce9">
            <text:p>0,2222</text:p>
          </table:table-cell>
          <table:table-cell office:value-type="float" office:value="0.1111111111111111" table:formula="of:=[.O4]/([.J4]+[.K4]+[.L4]+[.M4]+[.N4]+[.O4]+[.P4])" table:style-name="ce9">
            <text:p>0,1111</text:p>
          </table:table-cell>
          <table:table-cell office:value-type="float" office:value="0.1111111111111111" table:formula="of:=[.P4]/([.J4]+[.K4]+[.L4]+[.M4]+[.N4]+[.O4]+[.P4])" table:style-name="ce9">
            <text:p>0,1111</text:p>
          </table:table-cell>
          <table:table-cell table:number-columns-repeated="2" table:style-name="ce1"/>
          <table:table-cell office:value-type="string" table:style-name="ce11">
            <text:p>Relazioni Link Pagina -&gt; Nodo</text:p>
          </table:table-cell>
          <table:table-cell office:value-type="string" table:style-name="ce12">
            <text:p>Relazioni Link Nodo -&gt; Pagina</text:p>
          </table:table-cell>
          <table:table-cell table:number-columns-repeated="16364"/>
        </table:table-row>
        <table:table-row table:style-name="ro2">
          <table:table-cell office:value-type="float" office:value="0.24" table:formula="of:=[.J6]" table:style-name="ce6">
            <text:p>0,2400</text:p>
          </table:table-cell>
          <table:table-cell office:value-type="float" office:value="0.54" table:formula="of:=[.J6]+[.K6]" table:style-name="ce6">
            <text:p>0,5400</text:p>
          </table:table-cell>
          <table:table-cell office:value-type="float" office:value="0.24" table:formula="of:=[.J6]" table:style-name="ce6">
            <text:p>0,2400</text:p>
          </table:table-cell>
          <table:table-cell office:value-type="float" office:value="0.3" table:formula="of:=[.K6]" table:style-name="ce6">
            <text:p>0,3000</text:p>
          </table:table-cell>
          <table:table-cell office:value-type="float" office:value="0.78" table:formula="of:=[.K6]+[.M6]" table:style-name="ce6">
            <text:p>0,7800</text:p>
          </table:table-cell>
          <table:table-cell office:value-type="float" office:value="0.68" table:formula="of:=[.L6]+[.N6]" table:style-name="ce6">
            <text:p>0,6800</text:p>
          </table:table-cell>
          <table:table-cell office:value-type="float" office:value="1.06" table:formula="of:=[.M6]+[.N6]" table:style-name="ce6">
            <text:p>1,0600</text:p>
          </table:table-cell>
          <table:table-cell office:value-type="float" office:value="1.7399999999999998" table:formula="of:=[.M6]+[.N6]+[.O6]+[.P6]" table:style-name="ce6">
            <text:p>1,7400</text:p>
          </table:table-cell>
          <table:table-cell office:value-type="float" office:value="0.92" table:formula="of:=[.P6]+[.N6]" table:style-name="ce6">
            <text:p>0,9200</text:p>
          </table:table-cell>
          <table:table-cell office:value-type="float" office:value="0.24" table:formula="of:=[.A5]+[.B5]+[.C5]" table:style-name="ce7">
            <text:p>0,2400</text:p>
          </table:table-cell>
          <table:table-cell office:value-type="float" office:value="0.3" table:formula="of:=[.B5]+[.D5]+[.E5]" table:style-name="ce7">
            <text:p>0,3000</text:p>
          </table:table-cell>
          <table:table-cell office:value-type="float" office:value="0.1" table:formula="of:=[.F5]" table:style-name="ce7">
            <text:p>0,1000</text:p>
          </table:table-cell>
          <table:table-cell office:value-type="float" office:value="0.48" table:formula="of:=[.E5]+[.G5]+[.H5]" table:style-name="ce7">
            <text:p>0,4800</text:p>
          </table:table-cell>
          <table:table-cell office:value-type="float" office:value="0.58000000000000007" table:formula="of:=[.F5]+[.G5]+[.H5]+[.I5]" table:style-name="ce7">
            <text:p>0,5800</text:p>
          </table:table-cell>
          <table:table-cell office:value-type="float" office:value="0.33999999999999997" table:formula="of:=[.H5]+[.I5]" table:style-name="ce7">
            <text:p>0,3400</text:p>
          </table:table-cell>
          <table:table-cell office:value-type="float" office:value="0.33999999999999997" table:formula="of:=[.H5]+[.I5]" table:style-name="ce7">
            <text:p>0,3400</text:p>
          </table:table-cell>
          <table:table-cell table:number-columns-repeated="2" table:style-name="ce1"/>
          <table:table-cell office:value-type="string" table:style-name="ce13">
            <text:p>A = SHIVA</text:p>
          </table:table-cell>
          <table:table-cell office:value-type="string" table:style-name="ce14">
            <text:p>Shiva = A+ B + C</text:p>
          </table:table-cell>
          <table:table-cell table:number-columns-repeated="16364"/>
        </table:table-row>
        <table:table-row table:style-name="ro2">
          <table:table-cell office:value-type="float" office:value="3.692307692307692E-2" table:formula="of:= [.A6] / ([.A6] +[.B6] +[.C6]+[.D6]+[.E6]+[.F6]+[.G6]+[.H6]+[.I6])" table:style-name="ce8">
            <text:p>0,0369</text:p>
          </table:table-cell>
          <table:table-cell office:value-type="float" office:value="8.3076923076923076E-2" table:formula="of:=[.B6]/([.A6]+[.B6]+[.C6]+[.D6]+[.E6]+[.F6]+[.G6]+[.H6]+[.I6])" table:style-name="ce8">
            <text:p>0,0831</text:p>
          </table:table-cell>
          <table:table-cell office:value-type="float" office:value="3.692307692307692E-2" table:formula="of:=[.C6]/([.A6]+[.B6]+[.C6]+[.D6]+[.E6]+[.F6]+[.G6]+[.H6]+[.I6])" table:style-name="ce8">
            <text:p>0,0369</text:p>
          </table:table-cell>
          <table:table-cell office:value-type="float" office:value="4.6153846153846149E-2" table:formula="of:=[.D6]/([.A6]+[.B6]+[.C6]+[.D6]+[.E6]+[.F6]+[.G6]+[.H6]+[.I6])" table:style-name="ce8">
            <text:p>0,0462</text:p>
          </table:table-cell>
          <table:table-cell office:value-type="float" office:value="0.12000000000000001" table:formula="of:=[.E6]/([.A6]+[.B6]+[.C6]+[.D6]+[.E6]+[.F6]+[.G6]+[.H6]+[.I6])" table:style-name="ce8">
            <text:p>0,1200</text:p>
          </table:table-cell>
          <table:table-cell office:value-type="float" office:value="0.10461538461538462" table:formula="of:=[.F6]/([.A6]+[.B6]+[.C6]+[.D6]+[.E6]+[.F6]+[.G6]+[.H6]+[.I6])" table:style-name="ce8">
            <text:p>0,1046</text:p>
          </table:table-cell>
          <table:table-cell office:value-type="float" office:value="0.16307692307692309" table:formula="of:=[.G6]/([.A6]+[.B6]+[.C6]+[.D6]+[.E6]+[.F6]+[.G6]+[.H6]+[.I6])" table:style-name="ce8">
            <text:p>0,1631</text:p>
          </table:table-cell>
          <table:table-cell office:value-type="float" office:value="0.26769230769230767" table:formula="of:=[.H6]/([.A6]+[.B6]+[.C6]+[.D6]+[.E6]+[.F6]+[.G6]+[.H6]+[.I6])" table:style-name="ce8">
            <text:p>0,2677</text:p>
          </table:table-cell>
          <table:table-cell office:value-type="float" office:value="0.14153846153846156" table:formula="of:=[.I6]/([.A6]+[.B6]+[.C6]+[.D6]+[.E6]+[.F6]+[.G6]+[.H6]+[.I6])" table:style-name="ce8">
            <text:p>0,1415</text:p>
          </table:table-cell>
          <table:table-cell office:value-type="float" office:value="0.10084033613445378" table:formula="of:=[.J6]/([.J6]+[.K6]+[.L6]+[.M6]+[.N6]+[.O6]+[.P6])" table:style-name="ce9">
            <text:p>0,1008</text:p>
          </table:table-cell>
          <table:table-cell office:value-type="float" office:value="0.12605042016806722" table:formula="of:=[.K6]/([.J6]+[.K6]+[.L6]+[.M6]+[.N6]+[.O6]+[.P6])" table:style-name="ce9">
            <text:p>0,1261</text:p>
          </table:table-cell>
          <table:table-cell office:value-type="float" office:value="4.2016806722689079E-2" table:formula="of:=[.L6]/([.J6]+[.K6]+[.L6]+[.M6]+[.N6]+[.O6]+[.P6])" table:style-name="ce9">
            <text:p>0,0420</text:p>
          </table:table-cell>
          <table:table-cell office:value-type="float" office:value="0.20168067226890757" table:formula="of:=[.M6]/([.J6]+[.K6]+[.L6]+[.M6]+[.N6]+[.O6]+[.P6])" table:style-name="ce9">
            <text:p>0,2017</text:p>
          </table:table-cell>
          <table:table-cell office:value-type="float" office:value="0.24369747899159669" table:formula="of:=[.N6]/([.J6]+[.K6]+[.L6]+[.M6]+[.N6]+[.O6]+[.P6])" table:style-name="ce9">
            <text:p>0,2437</text:p>
          </table:table-cell>
          <table:table-cell office:value-type="float" office:value="0.14285714285714285" table:formula="of:=[.O6]/([.J6]+[.K6]+[.L6]+[.M6]+[.N6]+[.O6]+[.P6])" table:style-name="ce9">
            <text:p>0,1429</text:p>
          </table:table-cell>
          <table:table-cell office:value-type="float" office:value="0.14285714285714285" table:formula="of:=[.P6]/([.J6]+[.K6]+[.L6]+[.M6]+[.N6]+[.O6]+[.P6])" table:style-name="ce9">
            <text:p>0,1429</text:p>
          </table:table-cell>
          <table:table-cell table:number-columns-repeated="2" table:style-name="ce1"/>
          <table:table-cell office:value-type="string" table:style-name="ce13">
            <text:p>B = SHIVA + NYT</text:p>
          </table:table-cell>
          <table:table-cell office:value-type="string" table:style-name="ce14">
            <text:p>NYT = B +D + E</text:p>
          </table:table-cell>
          <table:table-cell table:number-columns-repeated="16364"/>
        </table:table-row>
        <table:table-row table:style-name="ro2">
          <table:table-cell office:value-type="float" office:value="0.15692307692307692" table:formula="of:=[.J8]" table:style-name="ce6">
            <text:p>0,1569</text:p>
          </table:table-cell>
          <table:table-cell office:value-type="float" office:value="0.4061538461538462" table:formula="of:=[.J8]+[.K8]" table:style-name="ce6">
            <text:p>0,4062</text:p>
          </table:table-cell>
          <table:table-cell office:value-type="float" office:value="0.15692307692307692" table:formula="of:=[.J8]" table:style-name="ce6">
            <text:p>0,1569</text:p>
          </table:table-cell>
          <table:table-cell office:value-type="float" office:value="0.24923076923076926" table:formula="of:=[.K8]" table:style-name="ce6">
            <text:p>0,2492</text:p>
          </table:table-cell>
          <table:table-cell office:value-type="float" office:value="0.8" table:formula="of:=[.K8]+[.M8]" table:style-name="ce6">
            <text:p>0,8000</text:p>
          </table:table-cell>
          <table:table-cell office:value-type="float" office:value="0.78153846153846163" table:formula="of:=[.L8]+[.N8]" table:style-name="ce6">
            <text:p>0,7815</text:p>
          </table:table-cell>
          <table:table-cell office:value-type="float" office:value="1.2276923076923079" table:formula="of:=[.M8]+[.N8]" table:style-name="ce6">
            <text:p>1,2277</text:p>
          </table:table-cell>
          <table:table-cell office:value-type="float" office:value="2.0461538461538464" table:formula="of:=[.M8]+[.N8]+[.O8]+[.P8]" table:style-name="ce6">
            <text:p>2,0462</text:p>
          </table:table-cell>
          <table:table-cell office:value-type="float" office:value="1.0861538461538462" table:formula="of:=[.P8]+[.N8]" table:style-name="ce6">
            <text:p>1,0862</text:p>
          </table:table-cell>
          <table:table-cell office:value-type="float" office:value="0.15692307692307692" table:formula="of:=[.A7]+[.B7]+[.C7]" table:style-name="ce7">
            <text:p>0,1569</text:p>
          </table:table-cell>
          <table:table-cell office:value-type="float" office:value="0.24923076923076926" table:formula="of:=[.B7]+[.D7]+[.E7]" table:style-name="ce7">
            <text:p>0,2492</text:p>
          </table:table-cell>
          <table:table-cell office:value-type="float" office:value="0.10461538461538462" table:formula="of:=[.F7]" table:style-name="ce7">
            <text:p>0,1046</text:p>
          </table:table-cell>
          <table:table-cell office:value-type="float" office:value="0.55076923076923079" table:formula="of:=[.E7]+[.G7]+[.H7]" table:style-name="ce7">
            <text:p>0,5508</text:p>
          </table:table-cell>
          <table:table-cell office:value-type="float" office:value="0.67692307692307696" table:formula="of:=[.F7]+[.G7]+[.H7]+[.I7]" table:style-name="ce7">
            <text:p>0,6769</text:p>
          </table:table-cell>
          <table:table-cell office:value-type="float" office:value="0.40923076923076923" table:formula="of:=[.H7]+[.I7]" table:style-name="ce7">
            <text:p>0,4092</text:p>
          </table:table-cell>
          <table:table-cell office:value-type="float" office:value="0.40923076923076923" table:formula="of:=[.H7]+[.I7]" table:style-name="ce7">
            <text:p>0,4092</text:p>
          </table:table-cell>
          <table:table-cell table:number-columns-repeated="2" table:style-name="ce1"/>
          <table:table-cell office:value-type="string" table:style-name="ce13">
            <text:p>C = SHIVA</text:p>
          </table:table-cell>
          <table:table-cell office:value-type="string" table:style-name="ce14">
            <text:p>CNN = F</text:p>
          </table:table-cell>
          <table:table-cell table:number-columns-repeated="16364"/>
        </table:table-row>
        <table:table-row table:style-name="ro2">
          <table:table-cell office:value-type="float" office:value="2.2707034728406052E-2" table:formula="of:= [.A8] / ([.A8] +[.B8] +[.C8]+[.D8]+[.E8]+[.F8]+[.G8]+[.H8]+[.I8])" table:style-name="ce8">
            <text:p>0,0227</text:p>
          </table:table-cell>
          <table:table-cell office:value-type="float" office:value="5.8771148708815675E-2" table:formula="of:=[.B8]/([.A8]+[.B8]+[.C8]+[.D8]+[.E8]+[.F8]+[.G8]+[.H8]+[.I8])" table:style-name="ce8">
            <text:p>0,0588</text:p>
          </table:table-cell>
          <table:table-cell office:value-type="float" office:value="2.2707034728406052E-2" table:formula="of:=[.C8]/([.A8]+[.B8]+[.C8]+[.D8]+[.E8]+[.F8]+[.G8]+[.H8]+[.I8])" table:style-name="ce8">
            <text:p>0,0227</text:p>
          </table:table-cell>
          <table:table-cell office:value-type="float" office:value="3.6064113980409616E-2" table:formula="of:=[.D8]/([.A8]+[.B8]+[.C8]+[.D8]+[.E8]+[.F8]+[.G8]+[.H8]+[.I8])" table:style-name="ce8">
            <text:p>0,0361</text:p>
          </table:table-cell>
          <table:table-cell office:value-type="float" office:value="0.1157613535173642" table:formula="of:=[.E8]/([.A8]+[.B8]+[.C8]+[.D8]+[.E8]+[.F8]+[.G8]+[.H8]+[.I8])" table:style-name="ce8">
            <text:p>0,1158</text:p>
          </table:table-cell>
          <table:table-cell office:value-type="float" office:value="0.11308993766696349" table:formula="of:=[.F8]/([.A8]+[.B8]+[.C8]+[.D8]+[.E8]+[.F8]+[.G8]+[.H8]+[.I8])" table:style-name="ce8">
            <text:p>0,1131</text:p>
          </table:table-cell>
          <table:table-cell office:value-type="float" office:value="0.17764915405164738" table:formula="of:=[.G8]/([.A8]+[.B8]+[.C8]+[.D8]+[.E8]+[.F8]+[.G8]+[.H8]+[.I8])" table:style-name="ce8">
            <text:p>0,1776</text:p>
          </table:table-cell>
          <table:table-cell office:value-type="float" office:value="0.29608192341941231" table:formula="of:=[.H8]/([.A8]+[.B8]+[.C8]+[.D8]+[.E8]+[.F8]+[.G8]+[.H8]+[.I8])" table:style-name="ce8">
            <text:p>0,2961</text:p>
          </table:table-cell>
          <table:table-cell office:value-type="float" office:value="0.15716829919857525" table:formula="of:=[.I8]/([.A8]+[.B8]+[.C8]+[.D8]+[.E8]+[.F8]+[.G8]+[.H8]+[.I8])" table:style-name="ce8">
            <text:p>0,1572</text:p>
          </table:table-cell>
          <table:table-cell office:value-type="float" office:value="6.1371841155234648E-2" table:formula="of:=[.J8]/([.J8]+[.K8]+[.L8]+[.M8]+[.N8]+[.O8]+[.P8])" table:style-name="ce9">
            <text:p>0,0614</text:p>
          </table:table-cell>
          <table:table-cell office:value-type="float" office:value="9.7472924187725629E-2" table:formula="of:=[.K8]/([.J8]+[.K8]+[.L8]+[.M8]+[.N8]+[.O8]+[.P8])" table:style-name="ce9">
            <text:p>0,0975</text:p>
          </table:table-cell>
          <table:table-cell office:value-type="float" office:value="4.0914560770156441E-2" table:formula="of:=[.L8]/([.J8]+[.K8]+[.L8]+[.M8]+[.N8]+[.O8]+[.P8])" table:style-name="ce9">
            <text:p>0,0409</text:p>
          </table:table-cell>
          <table:table-cell office:value-type="float" office:value="0.21540312876052947" table:formula="of:=[.M8]/([.J8]+[.K8]+[.L8]+[.M8]+[.N8]+[.O8]+[.P8])" table:style-name="ce9">
            <text:p>0,2154</text:p>
          </table:table-cell>
          <table:table-cell office:value-type="float" office:value="0.26474127557160049" table:formula="of:=[.N8]/([.J8]+[.K8]+[.L8]+[.M8]+[.N8]+[.O8]+[.P8])" table:style-name="ce9">
            <text:p>0,2647</text:p>
          </table:table-cell>
          <table:table-cell office:value-type="float" office:value="0.16004813477737664" table:formula="of:=[.O8]/([.J8]+[.K8]+[.L8]+[.M8]+[.N8]+[.O8]+[.P8])" table:style-name="ce9">
            <text:p>0,1600</text:p>
          </table:table-cell>
          <table:table-cell office:value-type="float" office:value="0.16004813477737664" table:formula="of:=[.P8]/([.J8]+[.K8]+[.L8]+[.M8]+[.N8]+[.O8]+[.P8])" table:style-name="ce9">
            <text:p>0,1600</text:p>
          </table:table-cell>
          <table:table-cell table:number-columns-repeated="2" table:style-name="ce1"/>
          <table:table-cell office:value-type="string" table:style-name="ce13">
            <text:p>D = NYT</text:p>
          </table:table-cell>
          <table:table-cell office:value-type="string" table:style-name="ce14">
            <text:p>Snopes = <text:s/>E + G + H</text:p>
          </table:table-cell>
          <table:table-cell table:number-columns-repeated="16364"/>
        </table:table-row>
        <table:table-row table:style-name="ro2">
          <table:table-cell office:value-type="float" office:value="0.10418521816562779" table:formula="of:=[.J10]" table:style-name="ce6">
            <text:p>0,1042</text:p>
          </table:table-cell>
          <table:table-cell office:value-type="float" office:value="0.3147818343722173" table:formula="of:=[.J10]+[.K10]" table:style-name="ce6">
            <text:p>0,3148</text:p>
          </table:table-cell>
          <table:table-cell office:value-type="float" office:value="0.10418521816562779" table:formula="of:=[.J10]" table:style-name="ce6">
            <text:p>0,1042</text:p>
          </table:table-cell>
          <table:table-cell office:value-type="float" office:value="0.21059661620658948" table:formula="of:=[.K10]" table:style-name="ce6">
            <text:p>0,2106</text:p>
          </table:table-cell>
          <table:table-cell office:value-type="float" office:value="0.8000890471950135" table:formula="of:=[.K10]+[.M10]" table:style-name="ce6">
            <text:p>0,8001</text:p>
          </table:table-cell>
          <table:table-cell office:value-type="float" office:value="0.85707925200356194" table:formula="of:=[.L10]+[.N10]" table:style-name="ce6">
            <text:p>0,8571</text:p>
          </table:table-cell>
          <table:table-cell office:value-type="float" office:value="1.3334817453250225" table:formula="of:=[.M10]+[.N10]" table:style-name="ce6">
            <text:p>1,3335</text:p>
          </table:table-cell>
          <table:table-cell office:value-type="float" office:value="2.2399821905609976" table:formula="of:=[.M10]+[.N10]+[.O10]+[.P10]" table:style-name="ce6">
            <text:p>2,2400</text:p>
          </table:table-cell>
          <table:table-cell office:value-type="float" office:value="1.1972395369545858" table:formula="of:=[.P10]+[.N10]" table:style-name="ce6">
            <text:p>1,1972</text:p>
          </table:table-cell>
          <table:table-cell office:value-type="float" office:value="0.10418521816562779" table:formula="of:=[.A9]+[.B9]+[.C9]" table:style-name="ce7">
            <text:p>0,1042</text:p>
          </table:table-cell>
          <table:table-cell office:value-type="float" office:value="0.21059661620658948" table:formula="of:=[.B9]+[.D9]+[.E9]" table:style-name="ce7">
            <text:p>0,2106</text:p>
          </table:table-cell>
          <table:table-cell office:value-type="float" office:value="0.11308993766696349" table:formula="of:=[.F9]" table:style-name="ce7">
            <text:p>0,1131</text:p>
          </table:table-cell>
          <table:table-cell office:value-type="float" office:value="0.58949243098842397" table:formula="of:=[.E9]+[.G9]+[.H9]" table:style-name="ce7">
            <text:p>0,5895</text:p>
          </table:table-cell>
          <table:table-cell office:value-type="float" office:value="0.74398931433659843" table:formula="of:=[.F9]+[.G9]+[.H9]+[.I9]" table:style-name="ce7">
            <text:p>0,7440</text:p>
          </table:table-cell>
          <table:table-cell office:value-type="float" office:value="0.45325022261798753" table:formula="of:=[.H9]+[.I9]" table:style-name="ce7">
            <text:p>0,4533</text:p>
          </table:table-cell>
          <table:table-cell office:value-type="float" office:value="0.45325022261798753" table:formula="of:=[.H9]+[.I9]" table:style-name="ce7">
            <text:p>0,4533</text:p>
          </table:table-cell>
          <table:table-cell table:number-columns-repeated="2" table:style-name="ce1"/>
          <table:table-cell office:value-type="string" table:style-name="ce13">
            <text:p>E = NYT + Snopes</text:p>
          </table:table-cell>
          <table:table-cell office:value-type="string" table:style-name="ce14">
            <text:p>Medical Facts = F + G + H + I</text:p>
          </table:table-cell>
          <table:table-cell table:number-columns-repeated="16364"/>
        </table:table-row>
        <table:table-row table:style-name="ro2">
          <table:table-cell office:value-type="float" office:value="1.4547715262667082E-2" table:formula="of:= [.A10] / ([.A10] +[.B10] +[.C10]+[.D10]+[.E10]+[.F10]+[.G10]+[.H10]+[.I10])" table:style-name="ce8">
            <text:p>0,0145</text:p>
          </table:table-cell>
          <table:table-cell office:value-type="float" office:value="4.3953994404724903E-2" table:formula="of:=[.B10]/([.A10]+[.B10]+[.C10]+[.D10]+[.E10]+[.F10]+[.G10]+[.H10]+[.I10])" table:style-name="ce8">
            <text:p>0,0440</text:p>
          </table:table-cell>
          <table:table-cell office:value-type="float" office:value="1.4547715262667082E-2" table:formula="of:=[.C10]/([.A10]+[.B10]+[.C10]+[.D10]+[.E10]+[.F10]+[.G10]+[.H10]+[.I10])" table:style-name="ce8">
            <text:p>0,0145</text:p>
          </table:table-cell>
          <table:table-cell office:value-type="float" office:value="2.9406279142057817E-2" table:formula="of:=[.D10]/([.A10]+[.B10]+[.C10]+[.D10]+[.E10]+[.F10]+[.G10]+[.H10]+[.I10])" table:style-name="ce8">
            <text:p>0,0294</text:p>
          </table:table-cell>
          <table:table-cell office:value-type="float" office:value="0.11171899285048184" table:formula="of:=[.E10]/([.A10]+[.B10]+[.C10]+[.D10]+[.E10]+[.F10]+[.G10]+[.H10]+[.I10])" table:style-name="ce8">
            <text:p>0,1117</text:p>
          </table:table-cell>
          <table:table-cell office:value-type="float" office:value="0.11967671743860742" table:formula="of:=[.F10]/([.A10]+[.B10]+[.C10]+[.D10]+[.E10]+[.F10]+[.G10]+[.H10]+[.I10])" table:style-name="ce8">
            <text:p>0,1197</text:p>
          </table:table-cell>
          <table:table-cell office:value-type="float" office:value="0.18619832141746973" table:formula="of:=[.G10]/([.A10]+[.B10]+[.C10]+[.D10]+[.E10]+[.F10]+[.G10]+[.H10]+[.I10])" table:style-name="ce8">
            <text:p>0,1862</text:p>
          </table:table-cell>
          <table:table-cell office:value-type="float" office:value="0.31277587814734231" table:formula="of:=[.H10]/([.A10]+[.B10]+[.C10]+[.D10]+[.E10]+[.F10]+[.G10]+[.H10]+[.I10])" table:style-name="ce8">
            <text:p>0,3128</text:p>
          </table:table-cell>
          <table:table-cell office:value-type="float" office:value="0.16717438607398197" table:formula="of:=[.I10]/([.A10]+[.B10]+[.C10]+[.D10]+[.E10]+[.F10]+[.G10]+[.H10]+[.I10])" table:style-name="ce8">
            <text:p>0,1672</text:p>
          </table:table-cell>
          <table:table-cell office:value-type="float" office:value="3.9052069425901198E-2" table:formula="of:=[.J10]/([.J10]+[.K10]+[.L10]+[.M10]+[.N10]+[.O10]+[.P10])" table:style-name="ce9">
            <text:p>0,0391</text:p>
          </table:table-cell>
          <table:table-cell office:value-type="float" office:value="7.8938584779706264E-2" table:formula="of:=[.K10]/([.J10]+[.K10]+[.L10]+[.M10]+[.N10]+[.O10]+[.P10])" table:style-name="ce9">
            <text:p>0,0789</text:p>
          </table:table-cell>
          <table:table-cell office:value-type="float" office:value="4.2389853137516684E-2" table:formula="of:=[.L10]/([.J10]+[.K10]+[.L10]+[.M10]+[.N10]+[.O10]+[.P10])" table:style-name="ce9">
            <text:p>0,0424</text:p>
          </table:table-cell>
          <table:table-cell office:value-type="float" office:value="0.22096128170894527" table:formula="of:=[.M10]/([.J10]+[.K10]+[.L10]+[.M10]+[.N10]+[.O10]+[.P10])" table:style-name="ce9">
            <text:p>0,2210</text:p>
          </table:table-cell>
          <table:table-cell office:value-type="float" office:value="0.27887182910547398" table:formula="of:=[.N10]/([.J10]+[.K10]+[.L10]+[.M10]+[.N10]+[.O10]+[.P10])" table:style-name="ce9">
            <text:p>0,2789</text:p>
          </table:table-cell>
          <table:table-cell office:value-type="float" office:value="0.16989319092122829" table:formula="of:=[.O10]/([.J10]+[.K10]+[.L10]+[.M10]+[.N10]+[.O10]+[.P10])" table:style-name="ce9">
            <text:p>0,1699</text:p>
          </table:table-cell>
          <table:table-cell office:value-type="float" office:value="0.16989319092122829" table:formula="of:=[.P10]/([.J10]+[.K10]+[.L10]+[.M10]+[.N10]+[.O10]+[.P10])" table:style-name="ce9">
            <text:p>0,1699</text:p>
          </table:table-cell>
          <table:table-cell table:number-columns-repeated="2" table:style-name="ce1"/>
          <table:table-cell office:value-type="string" table:style-name="ce13">
            <text:p>F = CNN + Medical Facts</text:p>
          </table:table-cell>
          <table:table-cell office:value-type="string" table:style-name="ce14">
            <text:p>WHO = H + I</text:p>
          </table:table-cell>
          <table:table-cell table:number-columns-repeated="16364"/>
        </table:table-row>
        <table:table-row table:style-name="ro2">
          <table:table-cell office:value-type="float" office:value="7.3049424930059073E-2" table:formula="of:=[.J12]" table:style-name="ce6">
            <text:p>0,0730</text:p>
          </table:table-cell>
          <table:table-cell office:value-type="float" office:value="0.25812869132732363" table:formula="of:=[.J12]+[.K12]" table:style-name="ce6">
            <text:p>0,2581</text:p>
          </table:table-cell>
          <table:table-cell office:value-type="float" office:value="7.3049424930059073E-2" table:formula="of:=[.J12]" table:style-name="ce6">
            <text:p>0,0730</text:p>
          </table:table-cell>
          <table:table-cell office:value-type="float" office:value="0.18507926639726457" table:formula="of:=[.K12]" table:style-name="ce6">
            <text:p>0,1851</text:p>
          </table:table-cell>
          <table:table-cell office:value-type="float" office:value="0.79577245881255843" table:formula="of:=[.K12]+[.M12]" table:style-name="ce6">
            <text:p>0,7958</text:p>
          </table:table-cell>
          <table:table-cell office:value-type="float" office:value="0.90550202051600881" table:formula="of:=[.L12]+[.N12]" table:style-name="ce6">
            <text:p>0,9055</text:p>
          </table:table-cell>
          <table:table-cell office:value-type="float" office:value="1.3965184954926952" table:formula="of:=[.M12]+[.N12]" table:style-name="ce6">
            <text:p>1,3965</text:p>
          </table:table-cell>
          <table:table-cell office:value-type="float" office:value="2.3564190239353437" table:formula="of:=[.M12]+[.N12]+[.O12]+[.P12]" table:style-name="ce6">
            <text:p>2,3564</text:p>
          </table:table-cell>
          <table:table-cell office:value-type="float" office:value="1.2657755672987256" table:formula="of:=[.P12]+[.N12]" table:style-name="ce6">
            <text:p>1,2658</text:p>
          </table:table-cell>
          <table:table-cell office:value-type="float" office:value="7.3049424930059073E-2" table:formula="of:=[.A11]+[.B11]+[.C11]" table:style-name="ce7">
            <text:p>0,0730</text:p>
          </table:table-cell>
          <table:table-cell office:value-type="float" office:value="0.18507926639726457" table:formula="of:=[.B11]+[.D11]+[.E11]" table:style-name="ce7">
            <text:p>0,1851</text:p>
          </table:table-cell>
          <table:table-cell office:value-type="float" office:value="0.11967671743860742" table:formula="of:=[.F11]" table:style-name="ce7">
            <text:p>0,1197</text:p>
          </table:table-cell>
          <table:table-cell office:value-type="float" office:value="0.61069319241529385" table:formula="of:=[.E11]+[.G11]+[.H11]" table:style-name="ce7">
            <text:p>0,6107</text:p>
          </table:table-cell>
          <table:table-cell office:value-type="float" office:value="0.78582530307740139" table:formula="of:=[.F11]+[.G11]+[.H11]+[.I11]" table:style-name="ce7">
            <text:p>0,7858</text:p>
          </table:table-cell>
          <table:table-cell office:value-type="float" office:value="0.47995026422132425" table:formula="of:=[.H11]+[.I11]" table:style-name="ce7">
            <text:p>0,4800</text:p>
          </table:table-cell>
          <table:table-cell office:value-type="float" office:value="0.47995026422132425" table:formula="of:=[.H11]+[.I11]" table:style-name="ce7">
            <text:p>0,4800</text:p>
          </table:table-cell>
          <table:table-cell table:number-columns-repeated="2" table:style-name="ce1"/>
          <table:table-cell office:value-type="string" table:style-name="ce15">
            <text:p>G = Snopes + Medical Facts</text:p>
          </table:table-cell>
          <table:table-cell office:value-type="string" table:style-name="ce14">
            <text:p>CDC = H + I</text:p>
          </table:table-cell>
          <table:table-cell table:number-columns-repeated="16364"/>
        </table:table-row>
        <table:table-row table:style-name="ro2">
          <table:table-cell office:value-type="float" office:value="9.9940461001956291E-3" table:formula="of:= [.A12] / ([.A12] +[.B12] +[.C12]+[.D12]+[.E12]+[.F12]+[.G12]+[.H12]+[.I12])" table:style-name="ce8">
            <text:p>0,0100</text:p>
          </table:table-cell>
          <table:table-cell office:value-type="float" office:value="3.5315131411074251E-2" table:formula="of:=[.B12]/([.A12]+[.B12]+[.C12]+[.D12]+[.E12]+[.F12]+[.G12]+[.H12]+[.I12])" table:style-name="ce8">
            <text:p>0,0353</text:p>
          </table:table-cell>
          <table:table-cell office:value-type="float" office:value="9.9940461001956291E-3" table:formula="of:=[.C12]/([.A12]+[.B12]+[.C12]+[.D12]+[.E12]+[.F12]+[.G12]+[.H12]+[.I12])" table:style-name="ce8">
            <text:p>0,0100</text:p>
          </table:table-cell>
          <table:table-cell office:value-type="float" office:value="2.5321085310878629E-2" table:formula="of:=[.D12]/([.A12]+[.B12]+[.C12]+[.D12]+[.E12]+[.F12]+[.G12]+[.H12]+[.I12])" table:style-name="ce8">
            <text:p>0,0253</text:p>
          </table:table-cell>
          <table:table-cell office:value-type="float" office:value="0.10887131070851408" table:formula="of:=[.E12]/([.A12]+[.B12]+[.C12]+[.D12]+[.E12]+[.F12]+[.G12]+[.H12]+[.I12])" table:style-name="ce8">
            <text:p>0,1089</text:p>
          </table:table-cell>
          <table:table-cell office:value-type="float" office:value="0.12388364378668026" table:formula="of:=[.F12]/([.A12]+[.B12]+[.C12]+[.D12]+[.E12]+[.F12]+[.G12]+[.H12]+[.I12])" table:style-name="ce8">
            <text:p>0,1239</text:p>
          </table:table-cell>
          <table:table-cell office:value-type="float" office:value="0.19106064472229309" table:formula="of:=[.G12]/([.A12]+[.B12]+[.C12]+[.D12]+[.E12]+[.F12]+[.G12]+[.H12]+[.I12])" table:style-name="ce8">
            <text:p>0,1911</text:p>
          </table:table-cell>
          <table:table-cell office:value-type="float" office:value="0.32238666326443821" table:formula="of:=[.H12]/([.A12]+[.B12]+[.C12]+[.D12]+[.E12]+[.F12]+[.G12]+[.H12]+[.I12])" table:style-name="ce8">
            <text:p>0,3224</text:p>
          </table:table-cell>
          <table:table-cell office:value-type="float" office:value="0.17317342859573021" table:formula="of:=[.I12]/([.A12]+[.B12]+[.C12]+[.D12]+[.E12]+[.F12]+[.G12]+[.H12]+[.I12])" table:style-name="ce8">
            <text:p>0,1732</text:p>
          </table:table-cell>
          <table:table-cell office:value-type="float" office:value="2.6716689404274671E-2" table:formula="of:=[.J12]/([.J12]+[.K12]+[.L12]+[.M12]+[.N12]+[.O12]+[.P12])" table:style-name="ce9">
            <text:p>0,0267</text:p>
          </table:table-cell>
          <table:table-cell office:value-type="float" office:value="6.7689859026830376E-2" table:formula="of:=[.K12]/([.J12]+[.K12]+[.L12]+[.M12]+[.N12]+[.O12]+[.P12])" table:style-name="ce9">
            <text:p>0,0677</text:p>
          </table:table-cell>
          <table:table-cell office:value-type="float" office:value="4.3769895407003184E-2" table:formula="of:=[.L12]/([.J12]+[.K12]+[.L12]+[.M12]+[.N12]+[.O12]+[.P12])" table:style-name="ce9">
            <text:p>0,0438</text:p>
          </table:table-cell>
          <table:table-cell office:value-type="float" office:value="0.22335152341973624" table:formula="of:=[.M12]/([.J12]+[.K12]+[.L12]+[.M12]+[.N12]+[.O12]+[.P12])" table:style-name="ce9">
            <text:p>0,2234</text:p>
          </table:table-cell>
          <table:table-cell office:value-type="float" office:value="0.28740336516598453" table:formula="of:=[.N12]/([.J12]+[.K12]+[.L12]+[.M12]+[.N12]+[.O12]+[.P12])" table:style-name="ce9">
            <text:p>0,2874</text:p>
          </table:table-cell>
          <table:table-cell office:value-type="float" office:value="0.17553433378808547" table:formula="of:=[.O12]/([.J12]+[.K12]+[.L12]+[.M12]+[.N12]+[.O12]+[.P12])" table:style-name="ce9">
            <text:p>0,1755</text:p>
          </table:table-cell>
          <table:table-cell office:value-type="float" office:value="0.17553433378808547" table:formula="of:=[.P12]/([.J12]+[.K12]+[.L12]+[.M12]+[.N12]+[.O12]+[.P12])" table:style-name="ce9">
            <text:p>0,1755</text:p>
          </table:table-cell>
          <table:table-cell table:number-columns-repeated="2" table:style-name="ce1"/>
          <table:table-cell office:value-type="string" table:style-name="ce15">
            <text:p>H = Snopes + Medical Facts + WHO + CDC</text:p>
          </table:table-cell>
          <table:table-cell table:style-name="ce14"/>
          <table:table-cell table:number-columns-repeated="16364"/>
        </table:table-row>
        <table:table-row table:style-name="ro2">
          <table:table-cell office:value-type="float" office:value="5.5303223611465509E-2" table:formula="of:=[.J14]" table:style-name="ce6">
            <text:p>0,0553</text:p>
          </table:table-cell>
          <table:table-cell office:value-type="float" office:value="0.22481075104193246" table:formula="of:=[.J14]+[.K14]" table:style-name="ce6">
            <text:p>0,2248</text:p>
          </table:table-cell>
          <table:table-cell office:value-type="float" office:value="5.5303223611465509E-2" table:formula="of:=[.J14]" table:style-name="ce6">
            <text:p>0,0553</text:p>
          </table:table-cell>
          <table:table-cell office:value-type="float" office:value="0.16950752743046696" table:formula="of:=[.K14]" table:style-name="ce6">
            <text:p>0,1695</text:p>
          </table:table-cell>
          <table:table-cell office:value-type="float" office:value="0.79182614612571234" table:formula="of:=[.K14]+[.M14]" table:style-name="ce6">
            <text:p>0,7918</text:p>
          </table:table-cell>
          <table:table-cell office:value-type="float" office:value="0.93438802415582212" table:formula="of:=[.L14]+[.N14]" table:style-name="ce6">
            <text:p>0,9344</text:p>
          </table:table-cell>
          <table:table-cell office:value-type="float" office:value="1.4328229990643873" table:formula="of:=[.M14]+[.N14]" table:style-name="ce6">
            <text:p>1,4328</text:p>
          </table:table-cell>
          <table:table-cell office:value-type="float" office:value="2.4239431827847242" table:formula="of:=[.M14]+[.N14]+[.O14]+[.P14]" table:style-name="ce6">
            <text:p>2,4239</text:p>
          </table:table-cell>
          <table:table-cell office:value-type="float" office:value="1.3060644722293102" table:formula="of:=[.P14]+[.N14]" table:style-name="ce6">
            <text:p>1,3061</text:p>
          </table:table-cell>
          <table:table-cell office:value-type="float" office:value="5.5303223611465509E-2" table:formula="of:=[.A13]+[.B13]+[.C13]" table:style-name="ce7">
            <text:p>0,0553</text:p>
          </table:table-cell>
          <table:table-cell office:value-type="float" office:value="0.16950752743046696" table:formula="of:=[.B13]+[.D13]+[.E13]" table:style-name="ce7">
            <text:p>0,1695</text:p>
          </table:table-cell>
          <table:table-cell office:value-type="float" office:value="0.12388364378668026" table:formula="of:=[.F13]" table:style-name="ce7">
            <text:p>0,1239</text:p>
          </table:table-cell>
          <table:table-cell office:value-type="float" office:value="0.62231861869524541" table:formula="of:=[.E13]+[.G13]+[.H13]" table:style-name="ce7">
            <text:p>0,6223</text:p>
          </table:table-cell>
          <table:table-cell office:value-type="float" office:value="0.81050438036914185" table:formula="of:=[.F13]+[.G13]+[.H13]+[.I13]" table:style-name="ce7">
            <text:p>0,8105</text:p>
          </table:table-cell>
          <table:table-cell office:value-type="float" office:value="0.49556009186016842" table:formula="of:=[.H13]+[.I13]" table:style-name="ce7">
            <text:p>0,4956</text:p>
          </table:table-cell>
          <table:table-cell office:value-type="float" office:value="0.49556009186016842" table:formula="of:=[.H13]+[.I13]" table:style-name="ce7">
            <text:p>0,4956</text:p>
          </table:table-cell>
          <table:table-cell table:number-columns-repeated="2" table:style-name="ce1"/>
          <table:table-cell office:value-type="string" table:style-name="ce16">
            <text:p>I = CDC + Medical Facts</text:p>
          </table:table-cell>
          <table:table-cell table:style-name="ce17"/>
          <table:table-cell table:number-columns-repeated="16364"/>
        </table:table-row>
        <table:table-row table:style-name="ro2">
          <table:table-cell office:value-type="float" office:value="7.4795038358052204E-3" table:formula="of:= [.A14] / ([.A14] +[.B14] +[.C14]+[.D14]+[.E14]+[.F14]+[.G14]+[.H14]+[.I14])" table:style-name="ce8">
            <text:p>0,0075</text:p>
          </table:table-cell>
          <table:table-cell office:value-type="float" office:value="3.0404608717958748E-2" table:formula="of:=[.B14]/([.A14]+[.B14]+[.C14]+[.D14]+[.E14]+[.F14]+[.G14]+[.H14]+[.I14])" table:style-name="ce8">
            <text:p>0,0304</text:p>
          </table:table-cell>
          <table:table-cell office:value-type="float" office:value="7.4795038358052204E-3" table:formula="of:=[.C14]/([.A14]+[.B14]+[.C14]+[.D14]+[.E14]+[.F14]+[.G14]+[.H14]+[.I14])" table:style-name="ce8">
            <text:p>0,0075</text:p>
          </table:table-cell>
          <table:table-cell office:value-type="float" office:value="2.2925104882153529E-2" table:formula="of:=[.D14]/([.A14]+[.B14]+[.C14]+[.D14]+[.E14]+[.F14]+[.G14]+[.H14]+[.I14])" table:style-name="ce8">
            <text:p>0,0229</text:p>
          </table:table-cell>
          <table:table-cell office:value-type="float" office:value="0.10709080430548862" table:formula="of:=[.E14]/([.A14]+[.B14]+[.C14]+[.D14]+[.E14]+[.F14]+[.G14]+[.H14]+[.I14])" table:style-name="ce8">
            <text:p>0,1071</text:p>
          </table:table-cell>
          <table:table-cell office:value-type="float" office:value="0.12637163540237131" table:formula="of:=[.F14]/([.A14]+[.B14]+[.C14]+[.D14]+[.E14]+[.F14]+[.G14]+[.H14]+[.I14])" table:style-name="ce8">
            <text:p>0,1264</text:p>
          </table:table-cell>
          <table:table-cell office:value-type="float" office:value="0.1937826480572501" table:formula="of:=[.G14]/([.A14]+[.B14]+[.C14]+[.D14]+[.E14]+[.F14]+[.G14]+[.H14]+[.I14])" table:style-name="ce8">
            <text:p>0,1938</text:p>
          </table:table-cell>
          <table:table-cell office:value-type="float" office:value="0.32782704423858494" table:formula="of:=[.H14]/([.A14]+[.B14]+[.C14]+[.D14]+[.E14]+[.F14]+[.G14]+[.H14]+[.I14])" table:style-name="ce8">
            <text:p>0,3278</text:p>
          </table:table-cell>
          <table:table-cell office:value-type="float" office:value="0.17663914672458242" table:formula="of:=[.I14]/([.A14]+[.B14]+[.C14]+[.D14]+[.E14]+[.F14]+[.G14]+[.H14]+[.I14])" table:style-name="ce8">
            <text:p>0,1766</text:p>
          </table:table-cell>
          <table:table-cell office:value-type="float" office:value="1.9946070145622875E-2" table:formula="of:=[.J14]/([.J14]+[.K14]+[.L14]+[.M14]+[.N14]+[.O14]+[.P14])" table:style-name="ce9">
            <text:p>0,0199</text:p>
          </table:table-cell>
          <table:table-cell office:value-type="float" office:value="6.1135840038775494E-2" table:formula="of:=[.K14]/([.J14]+[.K14]+[.L14]+[.M14]+[.N14]+[.O14]+[.P14])" table:style-name="ce9">
            <text:p>0,0611</text:p>
          </table:table-cell>
          <table:table-cell office:value-type="float" office:value="4.4680792320977721E-2" table:formula="of:=[.L14]/([.J14]+[.K14]+[.L14]+[.M14]+[.N14]+[.O14]+[.P14])" table:style-name="ce9">
            <text:p>0,0447</text:p>
          </table:table-cell>
          <table:table-cell office:value-type="float" office:value="0.22445004126032655" table:formula="of:=[.M14]/([.J14]+[.K14]+[.L14]+[.M14]+[.N14]+[.O14]+[.P14])" table:style-name="ce9">
            <text:p>0,2245</text:p>
          </table:table-cell>
          <table:table-cell office:value-type="float" office:value="0.29232251157283135" table:formula="of:=[.N14]/([.J14]+[.K14]+[.L14]+[.M14]+[.N14]+[.O14]+[.P14])" table:style-name="ce9">
            <text:p>0,2923</text:p>
          </table:table-cell>
          <table:table-cell office:value-type="float" office:value="0.17873237233073294" table:formula="of:=[.O14]/([.J14]+[.K14]+[.L14]+[.M14]+[.N14]+[.O14]+[.P14])" table:style-name="ce9">
            <text:p>0,1787</text:p>
          </table:table-cell>
          <table:table-cell office:value-type="float" office:value="0.17873237233073294" table:formula="of:=[.P14]/([.J14]+[.K14]+[.L14]+[.M14]+[.N14]+[.O14]+[.P14])" table:style-name="ce9">
            <text:p>0,1787</text:p>
          </table:table-cell>
          <table:table-cell table:number-columns-repeated="16368" table:style-name="ce1"/>
        </table:table-row>
        <table:table-row table:style-name="ro2">
          <table:table-cell office:value-type="float" office:value="4.5363616389569192E-2" table:formula="of:=[.J16]" table:style-name="ce6">
            <text:p>0,0454</text:p>
          </table:table-cell>
          <table:table-cell office:value-type="float" office:value="0.20578413429517012" table:formula="of:=[.J16]+[.K16]" table:style-name="ce6">
            <text:p>0,2058</text:p>
          </table:table-cell>
          <table:table-cell office:value-type="float" office:value="4.5363616389569192E-2" table:formula="of:=[.J16]" table:style-name="ce6">
            <text:p>0,0454</text:p>
          </table:table-cell>
          <table:table-cell office:value-type="float" office:value="0.16042051790560091" table:formula="of:=[.K16]" table:style-name="ce6">
            <text:p>0,1604</text:p>
          </table:table-cell>
          <table:table-cell office:value-type="float" office:value="0.78912101450692451" table:formula="of:=[.K16]+[.M16]" table:style-name="ce6">
            <text:p>0,7891</text:p>
          </table:table-cell>
          <table:table-cell office:value-type="float" office:value="0.95099210982516003" table:formula="of:=[.L16]+[.N16]" table:style-name="ce6">
            <text:p>0,9510</text:p>
          </table:table-cell>
          <table:table-cell office:value-type="float" office:value="1.4533209710241124" table:formula="of:=[.M16]+[.N16]" table:style-name="ce6">
            <text:p>1,4533</text:p>
          </table:table-cell>
          <table:table-cell office:value-type="float" office:value="2.4622533529504471" table:formula="of:=[.M16]+[.N16]+[.O16]+[.P16]" table:style-name="ce6">
            <text:p>2,4623</text:p>
          </table:table-cell>
          <table:table-cell office:value-type="float" office:value="1.3290866653859561" table:formula="of:=[.P16]+[.N16]" table:style-name="ce6">
            <text:p>1,3291</text:p>
          </table:table-cell>
          <table:table-cell office:value-type="float" office:value="4.5363616389569192E-2" table:formula="of:=[.A15]+[.B15]+[.C15]" table:style-name="ce7">
            <text:p>0,0454</text:p>
          </table:table-cell>
          <table:table-cell office:value-type="float" office:value="0.16042051790560091" table:formula="of:=[.B15]+[.D15]+[.E15]" table:style-name="ce7">
            <text:p>0,1604</text:p>
          </table:table-cell>
          <table:table-cell office:value-type="float" office:value="0.12637163540237131" table:formula="of:=[.F15]" table:style-name="ce7">
            <text:p>0,1264</text:p>
          </table:table-cell>
          <table:table-cell office:value-type="float" office:value="0.62870049660132366" table:formula="of:=[.E15]+[.G15]+[.H15]" table:style-name="ce7">
            <text:p>0,6287</text:p>
          </table:table-cell>
          <table:table-cell office:value-type="float" office:value="0.82462047442278874" table:formula="of:=[.F15]+[.G15]+[.H15]+[.I15]" table:style-name="ce7">
            <text:p>0,8246</text:p>
          </table:table-cell>
          <table:table-cell office:value-type="float" office:value="0.50446619096316736" table:formula="of:=[.H15]+[.I15]" table:style-name="ce7">
            <text:p>0,5045</text:p>
          </table:table-cell>
          <table:table-cell office:value-type="float" office:value="0.50446619096316736" table:formula="of:=[.H15]+[.I15]" table:style-name="ce7">
            <text:p>0,5045</text:p>
          </table:table-cell>
          <table:table-cell table:number-columns-repeated="16368" table:style-name="ce1"/>
        </table:table-row>
        <table:table-row table:style-name="ro2">
          <table:table-cell office:value-type="float" office:value="6.0958624806813641E-3" table:formula="of:= [.A16] / ([.A16] +[.B16] +[.C16]+[.D16]+[.E16]+[.F16]+[.G16]+[.H16]+[.I16])" table:style-name="ce8">
            <text:p>0,0061</text:p>
          </table:table-cell>
          <table:table-cell office:value-type="float" office:value="2.7652817019629499E-2" table:formula="of:=[.B16]/([.A16]+[.B16]+[.C16]+[.D16]+[.E16]+[.F16]+[.G16]+[.H16]+[.I16])" table:style-name="ce8">
            <text:p>0,0277</text:p>
          </table:table-cell>
          <table:table-cell office:value-type="float" office:value="6.0958624806813641E-3" table:formula="of:=[.C16]/([.A16]+[.B16]+[.C16]+[.D16]+[.E16]+[.F16]+[.G16]+[.H16]+[.I16])" table:style-name="ce8">
            <text:p>0,0061</text:p>
          </table:table-cell>
          <table:table-cell office:value-type="float" office:value="2.1556954538948132E-2" table:formula="of:=[.D16]/([.A16]+[.B16]+[.C16]+[.D16]+[.E16]+[.F16]+[.G16]+[.H16]+[.I16])" table:style-name="ce8">
            <text:p>0,0216</text:p>
          </table:table-cell>
          <table:table-cell office:value-type="float" office:value="0.1060403373430356" table:formula="of:=[.E16]/([.A16]+[.B16]+[.C16]+[.D16]+[.E16]+[.F16]+[.G16]+[.H16]+[.I16])" table:style-name="ce8">
            <text:p>0,1060</text:p>
          </table:table-cell>
          <table:table-cell office:value-type="float" office:value="0.1277922172677613" table:formula="of:=[.F16]/([.A16]+[.B16]+[.C16]+[.D16]+[.E16]+[.F16]+[.G16]+[.H16]+[.I16])" table:style-name="ce8">
            <text:p>0,1278</text:p>
          </table:table-cell>
          <table:table-cell office:value-type="float" office:value="0.19529405908851591" table:formula="of:=[.G16]/([.A16]+[.B16]+[.C16]+[.D16]+[.E16]+[.F16]+[.G16]+[.H16]+[.I16])" table:style-name="ce8">
            <text:p>0,1953</text:p>
          </table:table-cell>
          <table:table-cell office:value-type="float" office:value="0.33087216202705089" table:formula="of:=[.H16]/([.A16]+[.B16]+[.C16]+[.D16]+[.E16]+[.F16]+[.G16]+[.H16]+[.I16])" table:style-name="ce8">
            <text:p>0,3309</text:p>
          </table:table-cell>
          <table:table-cell office:value-type="float" office:value="0.17859972775369592" table:formula="of:=[.I16]/([.A16]+[.B16]+[.C16]+[.D16]+[.E16]+[.F16]+[.G16]+[.H16]+[.I16])" table:style-name="ce8">
            <text:p>0,1786</text:p>
          </table:table-cell>
          <table:table-cell office:value-type="float" office:value="1.6233706089029128E-2" table:formula="of:=[.J16]/([.J16]+[.K16]+[.L16]+[.M16]+[.N16]+[.O16]+[.P16])" table:style-name="ce9">
            <text:p>0,0162</text:p>
          </table:table-cell>
          <table:table-cell office:value-type="float" office:value="5.740767041068992E-2" table:formula="of:=[.K16]/([.J16]+[.K16]+[.L16]+[.M16]+[.N16]+[.O16]+[.P16])" table:style-name="ce9">
            <text:p>0,0574</text:p>
          </table:table-cell>
          <table:table-cell office:value-type="float" office:value="4.5223025640075659E-2" table:formula="of:=[.L16]/([.J16]+[.K16]+[.L16]+[.M16]+[.N16]+[.O16]+[.P16])" table:style-name="ce9">
            <text:p>0,0452</text:p>
          </table:table-cell>
          <table:table-cell office:value-type="float" office:value="0.22498512887961289" table:formula="of:=[.M16]/([.J16]+[.K16]+[.L16]+[.M16]+[.N16]+[.O16]+[.P16])" table:style-name="ce9">
            <text:p>0,2250</text:p>
          </table:table-cell>
          <table:table-cell office:value-type="float" office:value="0.29509654393103918" table:formula="of:=[.N16]/([.J16]+[.K16]+[.L16]+[.M16]+[.N16]+[.O16]+[.P16])" table:style-name="ce9">
            <text:p>0,2951</text:p>
          </table:table-cell>
          <table:table-cell office:value-type="float" office:value="0.18052696252477662" table:formula="of:=[.O16]/([.J16]+[.K16]+[.L16]+[.M16]+[.N16]+[.O16]+[.P16])" table:style-name="ce9">
            <text:p>0,1805</text:p>
          </table:table-cell>
          <table:table-cell office:value-type="float" office:value="0.18052696252477662" table:formula="of:=[.P16]/([.J16]+[.K16]+[.L16]+[.M16]+[.N16]+[.O16]+[.P16])" table:style-name="ce9">
            <text:p>0,1805</text:p>
          </table:table-cell>
          <table:table-cell table:number-columns-repeated="16368" table:style-name="ce1"/>
        </table:table-row>
        <table:table-row table:style-name="ro2">
          <table:table-cell office:value-type="float" office:value="3.9844541980992229E-2" table:formula="of:=[.J18]" table:style-name="ce6">
            <text:p>0,0398</text:p>
          </table:table-cell>
          <table:table-cell office:value-type="float" office:value="0.19509465088260547" table:formula="of:=[.J18]+[.K18]" table:style-name="ce6">
            <text:p>0,1951</text:p>
          </table:table-cell>
          <table:table-cell office:value-type="float" office:value="3.9844541980992229E-2" table:formula="of:=[.J18]" table:style-name="ce6">
            <text:p>0,0398</text:p>
          </table:table-cell>
          <table:table-cell office:value-type="float" office:value="0.15525010890161323" table:formula="of:=[.K18]" table:style-name="ce6">
            <text:p>0,1553</text:p>
          </table:table-cell>
          <table:table-cell office:value-type="float" office:value="0.78745666736021569" table:formula="of:=[.K18]+[.M18]" table:style-name="ce6">
            <text:p>0,7875</text:p>
          </table:table-cell>
          <table:table-cell office:value-type="float" office:value="0.96035038340478529" table:formula="of:=[.L18]+[.N18]" table:style-name="ce6">
            <text:p>0,9604</text:p>
          </table:table-cell>
          <table:table-cell office:value-type="float" office:value="1.4647647245956263" table:formula="of:=[.M18]+[.N18]" table:style-name="ce6">
            <text:p>1,4648</text:p>
          </table:table-cell>
          <table:table-cell office:value-type="float" office:value="2.4837085041571201" table:formula="of:=[.M18]+[.N18]+[.O18]+[.P18]" table:style-name="ce6">
            <text:p>2,4837</text:p>
          </table:table-cell>
          <table:table-cell office:value-type="float" office:value="1.3420300559177709" table:formula="of:=[.P18]+[.N18]" table:style-name="ce6">
            <text:p>1,3420</text:p>
          </table:table-cell>
          <table:table-cell office:value-type="float" office:value="3.9844541980992229E-2" table:formula="of:=[.A17]+[.B17]+[.C17]" table:style-name="ce7">
            <text:p>0,0398</text:p>
          </table:table-cell>
          <table:table-cell office:value-type="float" office:value="0.15525010890161323" table:formula="of:=[.B17]+[.D17]+[.E17]" table:style-name="ce7">
            <text:p>0,1553</text:p>
          </table:table-cell>
          <table:table-cell office:value-type="float" office:value="0.1277922172677613" table:formula="of:=[.F17]" table:style-name="ce7">
            <text:p>0,1278</text:p>
          </table:table-cell>
          <table:table-cell office:value-type="float" office:value="0.63220655845860241" table:formula="of:=[.E17]+[.G17]+[.H17]" table:style-name="ce7">
            <text:p>0,6322</text:p>
          </table:table-cell>
          <table:table-cell office:value-type="float" office:value="0.83255816613702405" table:formula="of:=[.F17]+[.G17]+[.H17]+[.I17]" table:style-name="ce7">
            <text:p>0,8326</text:p>
          </table:table-cell>
          <table:table-cell office:value-type="float" office:value="0.50947188978074687" table:formula="of:=[.H17]+[.I17]" table:style-name="ce7">
            <text:p>0,5095</text:p>
          </table:table-cell>
          <table:table-cell office:value-type="float" office:value="0.50947188978074687" table:formula="of:=[.H17]+[.I17]" table:style-name="ce7">
            <text:p>0,5095</text:p>
          </table:table-cell>
          <table:table-cell table:number-columns-repeated="16368" table:style-name="ce1"/>
        </table:table-row>
        <table:table-row table:style-name="ro2">
          <table:table-cell office:value-type="float" office:value="5.3351239612202559E-3" table:formula="of:= [.A18] / ([.A18] +[.B18] +[.C18]+[.D18]+[.E18]+[.F18]+[.G18]+[.H18]+[.I18])" table:style-name="ce8">
            <text:p>0,0053</text:p>
          </table:table-cell>
          <table:table-cell office:value-type="float" office:value="2.6122878941015979E-2" table:formula="of:=[.B18]/([.A18]+[.B18]+[.C18]+[.D18]+[.E18]+[.F18]+[.G18]+[.H18]+[.I18])" table:style-name="ce8">
            <text:p>0,0261</text:p>
          </table:table-cell>
          <table:table-cell office:value-type="float" office:value="5.3351239612202559E-3" table:formula="of:=[.C18]/([.A18]+[.B18]+[.C18]+[.D18]+[.E18]+[.F18]+[.G18]+[.H18]+[.I18])" table:style-name="ce8">
            <text:p>0,0053</text:p>
          </table:table-cell>
          <table:table-cell office:value-type="float" office:value="2.0787754979795722E-2" table:formula="of:=[.D18]/([.A18]+[.B18]+[.C18]+[.D18]+[.E18]+[.F18]+[.G18]+[.H18]+[.I18])" table:style-name="ce8">
            <text:p>0,0208</text:p>
          </table:table-cell>
          <table:table-cell office:value-type="float" office:value="0.10543925781504279" table:formula="of:=[.E18]/([.A18]+[.B18]+[.C18]+[.D18]+[.E18]+[.F18]+[.G18]+[.H18]+[.I18])" table:style-name="ce8">
            <text:p>0,1054</text:p>
          </table:table-cell>
          <table:table-cell office:value-type="float" office:value="0.12858946512960617" table:formula="of:=[.F18]/([.A18]+[.B18]+[.C18]+[.D18]+[.E18]+[.F18]+[.G18]+[.H18]+[.I18])" table:style-name="ce8">
            <text:p>0,1286</text:p>
          </table:table-cell>
          <table:table-cell office:value-type="float" office:value="0.19612978318255747" table:formula="of:=[.G18]/([.A18]+[.B18]+[.C18]+[.D18]+[.E18]+[.F18]+[.G18]+[.H18]+[.I18])" table:style-name="ce8">
            <text:p>0,1961</text:p>
          </table:table-cell>
          <table:table-cell office:value-type="float" office:value="0.33256481551567307" table:formula="of:=[.H18]/([.A18]+[.B18]+[.C18]+[.D18]+[.E18]+[.F18]+[.G18]+[.H18]+[.I18])" table:style-name="ce8">
            <text:p>0,3326</text:p>
          </table:table-cell>
          <table:table-cell office:value-type="float" office:value="0.17969579651386822" table:formula="of:=[.I18]/([.A18]+[.B18]+[.C18]+[.D18]+[.E18]+[.F18]+[.G18]+[.H18]+[.I18])" table:style-name="ce8">
            <text:p>0,1797</text:p>
          </table:table-cell>
          <table:table-cell office:value-type="float" office:value="1.4196753252761691E-2" table:formula="of:=[.J18]/([.J18]+[.K18]+[.L18]+[.M18]+[.N18]+[.O18]+[.P18])" table:style-name="ce9">
            <text:p>0,0142</text:p>
          </table:table-cell>
          <table:table-cell office:value-type="float" office:value="5.5316170771696198E-2" table:formula="of:=[.K18]/([.J18]+[.K18]+[.L18]+[.M18]+[.N18]+[.O18]+[.P18])" table:style-name="ce9">
            <text:p>0,0553</text:p>
          </table:table-cell>
          <table:table-cell office:value-type="float" office:value="4.5532825475549363E-2" table:formula="of:=[.L18]/([.J18]+[.K18]+[.L18]+[.M18]+[.N18]+[.O18]+[.P18])" table:style-name="ce9">
            <text:p>0,0455</text:p>
          </table:table-cell>
          <table:table-cell office:value-type="float" office:value="0.2252574648617138" table:formula="of:=[.M18]/([.J18]+[.K18]+[.L18]+[.M18]+[.N18]+[.O18]+[.P18])" table:style-name="ce9">
            <text:p>0,2253</text:p>
          </table:table-cell>
          <table:table-cell office:value-type="float" office:value="0.29664346145220177" table:formula="of:=[.N18]/([.J18]+[.K18]+[.L18]+[.M18]+[.N18]+[.O18]+[.P18])" table:style-name="ce9">
            <text:p>0,2966</text:p>
          </table:table-cell>
          <table:table-cell office:value-type="float" office:value="0.18152666209303853" table:formula="of:=[.O18]/([.J18]+[.K18]+[.L18]+[.M18]+[.N18]+[.O18]+[.P18])" table:style-name="ce9">
            <text:p>0,1815</text:p>
          </table:table-cell>
          <table:table-cell office:value-type="float" office:value="0.18152666209303853" table:formula="of:=[.P18]/([.J18]+[.K18]+[.L18]+[.M18]+[.N18]+[.O18]+[.P18])" table:style-name="ce9">
            <text:p>0,1815</text:p>
          </table:table-cell>
          <table:table-cell table:number-columns-repeated="16368" table:style-name="ce1"/>
        </table:table-row>
        <table:table-row table:style-name="ro2">
          <table:table-cell office:value-type="float" office:value="3.6793126863456489E-2" table:formula="of:=[.J20]" table:style-name="ce6">
            <text:p>0,0368</text:p>
          </table:table-cell>
          <table:table-cell office:value-type="float" office:value="0.18914301859931099" table:formula="of:=[.J20]+[.K20]" table:style-name="ce6">
            <text:p>0,1891</text:p>
          </table:table-cell>
          <table:table-cell office:value-type="float" office:value="3.6793126863456489E-2" table:formula="of:=[.J20]" table:style-name="ce6">
            <text:p>0,0368</text:p>
          </table:table-cell>
          <table:table-cell office:value-type="float" office:value="0.1523498917358545" table:formula="of:=[.K20]" table:style-name="ce6">
            <text:p>0,1523</text:p>
          </table:table-cell>
          <table:table-cell office:value-type="float" office:value="0.78648374824912781" table:formula="of:=[.K20]+[.M20]" table:style-name="ce6">
            <text:p>0,7865</text:p>
          </table:table-cell>
          <table:table-cell office:value-type="float" office:value="0.96556932547131114" table:formula="of:=[.L20]+[.N20]" table:style-name="ce6">
            <text:p>0,9656</text:p>
          </table:table-cell>
          <table:table-cell office:value-type="float" office:value="1.4711137168549784" table:formula="of:=[.M20]+[.N20]" table:style-name="ce6">
            <text:p>1,4711</text:p>
          </table:table-cell>
          <table:table-cell office:value-type="float" office:value="2.4956349409140608" table:formula="of:=[.M20]+[.N20]+[.O20]+[.P20]" table:style-name="ce6">
            <text:p>2,4956</text:p>
          </table:table-cell>
          <table:table-cell office:value-type="float" office:value="1.3492404723712463" table:formula="of:=[.P20]+[.N20]" table:style-name="ce6">
            <text:p>1,3492</text:p>
          </table:table-cell>
          <table:table-cell office:value-type="float" office:value="3.6793126863456489E-2" table:formula="of:=[.A19]+[.B19]+[.C19]" table:style-name="ce7">
            <text:p>0,0368</text:p>
          </table:table-cell>
          <table:table-cell office:value-type="float" office:value="0.1523498917358545" table:formula="of:=[.B19]+[.D19]+[.E19]" table:style-name="ce7">
            <text:p>0,1523</text:p>
          </table:table-cell>
          <table:table-cell office:value-type="float" office:value="0.12858946512960617" table:formula="of:=[.F19]" table:style-name="ce7">
            <text:p>0,1286</text:p>
          </table:table-cell>
          <table:table-cell office:value-type="float" office:value="0.63413385651327336" table:formula="of:=[.E19]+[.G19]+[.H19]" table:style-name="ce7">
            <text:p>0,6341</text:p>
          </table:table-cell>
          <table:table-cell office:value-type="float" office:value="0.83697986034170502" table:formula="of:=[.F19]+[.G19]+[.H19]+[.I19]" table:style-name="ce7">
            <text:p>0,8370</text:p>
          </table:table-cell>
          <table:table-cell office:value-type="float" office:value="0.51226061202954132" table:formula="of:=[.H19]+[.I19]" table:style-name="ce7">
            <text:p>0,5123</text:p>
          </table:table-cell>
          <table:table-cell office:value-type="float" office:value="0.51226061202954132" table:formula="of:=[.H19]+[.I19]" table:style-name="ce7">
            <text:p>0,5123</text:p>
          </table:table-cell>
          <table:table-cell table:number-columns-repeated="16368" table:style-name="ce1"/>
        </table:table-row>
        <table:table-row table:style-name="ro2">
          <table:table-cell office:value-type="float" office:value="4.9168154643561114E-3" table:formula="of:= [.A20] / ([.A20] +[.B20] +[.C20]+[.D20]+[.E20]+[.F20]+[.G20]+[.H20]+[.I20])" table:style-name="ce8">
            <text:p>0,0049</text:p>
          </table:table-cell>
          <table:table-cell office:value-type="float" office:value="2.5275952279765593E-2" table:formula="of:=[.B20]/([.A20]+[.B20]+[.C20]+[.D20]+[.E20]+[.F20]+[.G20]+[.H20]+[.I20])" table:style-name="ce8">
            <text:p>0,0253</text:p>
          </table:table-cell>
          <table:table-cell office:value-type="float" office:value="4.9168154643561114E-3" table:formula="of:=[.C20]/([.A20]+[.B20]+[.C20]+[.D20]+[.E20]+[.F20]+[.G20]+[.H20]+[.I20])" table:style-name="ce8">
            <text:p>0,0049</text:p>
          </table:table-cell>
          <table:table-cell office:value-type="float" office:value="2.0359136815409483E-2" table:formula="of:=[.D20]/([.A20]+[.B20]+[.C20]+[.D20]+[.E20]+[.F20]+[.G20]+[.H20]+[.I20])" table:style-name="ce8">
            <text:p>0,0204</text:p>
          </table:table-cell>
          <table:table-cell office:value-type="float" office:value="0.10510102797750606" table:formula="of:=[.E20]/([.A20]+[.B20]+[.C20]+[.D20]+[.E20]+[.F20]+[.G20]+[.H20]+[.I20])" table:style-name="ce8">
            <text:p>0,1051</text:p>
          </table:table-cell>
          <table:table-cell office:value-type="float" office:value="0.12903296338481521" table:formula="of:=[.F20]/([.A20]+[.B20]+[.C20]+[.D20]+[.E20]+[.F20]+[.G20]+[.H20]+[.I20])" table:style-name="ce8">
            <text:p>0,1290</text:p>
          </table:table-cell>
          <table:table-cell office:value-type="float" office:value="0.19659092035591783" table:formula="of:=[.G20]/([.A20]+[.B20]+[.C20]+[.D20]+[.E20]+[.F20]+[.G20]+[.H20]+[.I20])" table:style-name="ce8">
            <text:p>0,1966</text:p>
          </table:table-cell>
          <table:table-cell office:value-type="float" office:value="0.33350186616134092" table:formula="of:=[.H20]/([.A20]+[.B20]+[.C20]+[.D20]+[.E20]+[.F20]+[.G20]+[.H20]+[.I20])" table:style-name="ce8">
            <text:p>0,3335</text:p>
          </table:table-cell>
          <table:table-cell office:value-type="float" office:value="0.18030450209653281" table:formula="of:=[.I20]/([.A20]+[.B20]+[.C20]+[.D20]+[.E20]+[.F20]+[.G20]+[.H20]+[.I20])" table:style-name="ce8">
            <text:p>0,1803</text:p>
          </table:table-cell>
          <table:table-cell office:value-type="float" office:value="1.3077967186644883E-2" table:formula="of:=[.J20]/([.J20]+[.K20]+[.L20]+[.M20]+[.N20]+[.O20]+[.P20])" table:style-name="ce9">
            <text:p>0,0131</text:p>
          </table:table-cell>
          <table:table-cell office:value-type="float" office:value="5.4152148916413935E-2" table:formula="of:=[.K20]/([.J20]+[.K20]+[.L20]+[.M20]+[.N20]+[.O20]+[.P20])" table:style-name="ce9">
            <text:p>0,0542</text:p>
          </table:table-cell>
          <table:table-cell office:value-type="float" office:value="4.5706601989935397E-2" table:formula="of:=[.L20]/([.J20]+[.K20]+[.L20]+[.M20]+[.N20]+[.O20]+[.P20])" table:style-name="ce9">
            <text:p>0,0457</text:p>
          </table:table-cell>
          <table:table-cell office:value-type="float" office:value="0.22540029821868937" table:formula="of:=[.M20]/([.J20]+[.K20]+[.L20]+[.M20]+[.N20]+[.O20]+[.P20])" table:style-name="ce9">
            <text:p>0,2254</text:p>
          </table:table-cell>
          <table:table-cell office:value-type="float" office:value="0.29750108464695807" table:formula="of:=[.N20]/([.J20]+[.K20]+[.L20]+[.M20]+[.N20]+[.O20]+[.P20])" table:style-name="ce9">
            <text:p>0,2975</text:p>
          </table:table-cell>
          <table:table-cell office:value-type="float" office:value="0.18208094952067919" table:formula="of:=[.O20]/([.J20]+[.K20]+[.L20]+[.M20]+[.N20]+[.O20]+[.P20])" table:style-name="ce9">
            <text:p>0,1821</text:p>
          </table:table-cell>
          <table:table-cell office:value-type="float" office:value="0.18208094952067919" table:formula="of:=[.P20]/([.J20]+[.K20]+[.L20]+[.M20]+[.N20]+[.O20]+[.P20])" table:style-name="ce9">
            <text:p>0,1821</text:p>
          </table:table-cell>
          <table:table-cell table:number-columns-repeated="16368" table:style-name="ce1"/>
        </table:table-row>
        <table:table-row table:style-name="ro2">
          <table:table-cell office:value-type="float" office:value="3.5109583208477818E-2" table:formula="of:=[.J22]" table:style-name="ce6">
            <text:p>0,0351</text:p>
          </table:table-cell>
          <table:table-cell office:value-type="float" office:value="0.18584570028115896" table:formula="of:=[.J22]+[.K22]" table:style-name="ce6">
            <text:p>0,1858</text:p>
          </table:table-cell>
          <table:table-cell office:value-type="float" office:value="3.5109583208477818E-2" table:formula="of:=[.J22]" table:style-name="ce6">
            <text:p>0,0351</text:p>
          </table:table-cell>
          <table:table-cell office:value-type="float" office:value="0.15073611707268114" table:formula="of:=[.K22]" table:style-name="ce6">
            <text:p>0,1507</text:p>
          </table:table-cell>
          <table:table-cell office:value-type="float" office:value="0.78592993156744595" table:formula="of:=[.K22]+[.M22]" table:style-name="ce6">
            <text:p>0,7859</text:p>
          </table:table-cell>
          <table:table-cell office:value-type="float" office:value="0.96846321538342195" table:formula="of:=[.L22]+[.N22]" table:style-name="ce6">
            <text:p>0,9685</text:p>
          </table:table-cell>
          <table:table-cell office:value-type="float" office:value="1.4746240664933716" table:formula="of:=[.M22]+[.N22]" table:style-name="ce6">
            <text:p>1,4746</text:p>
          </table:table-cell>
          <table:table-cell office:value-type="float" office:value="2.5022368030091191" table:formula="of:=[.M22]+[.N22]+[.O22]+[.P22]" table:style-name="ce6">
            <text:p>2,5022</text:p>
          </table:table-cell>
          <table:table-cell office:value-type="float" office:value="1.3532366202564805" table:formula="of:=[.P22]+[.N22]" table:style-name="ce6">
            <text:p>1,3532</text:p>
          </table:table-cell>
          <table:table-cell office:value-type="float" office:value="3.5109583208477818E-2" table:formula="of:=[.A21]+[.B21]+[.C21]" table:style-name="ce7">
            <text:p>0,0351</text:p>
          </table:table-cell>
          <table:table-cell office:value-type="float" office:value="0.15073611707268114" table:formula="of:=[.B21]+[.D21]+[.E21]" table:style-name="ce7">
            <text:p>0,1507</text:p>
          </table:table-cell>
          <table:table-cell office:value-type="float" office:value="0.12903296338481521" table:formula="of:=[.F21]" table:style-name="ce7">
            <text:p>0,1290</text:p>
          </table:table-cell>
          <table:table-cell office:value-type="float" office:value="0.63519381449476486" table:formula="of:=[.E21]+[.G21]+[.H21]" table:style-name="ce7">
            <text:p>0,6352</text:p>
          </table:table-cell>
          <table:table-cell office:value-type="float" office:value="0.83943025199860677" table:formula="of:=[.F21]+[.G21]+[.H21]+[.I21]" table:style-name="ce7">
            <text:p>0,8394</text:p>
          </table:table-cell>
          <table:table-cell office:value-type="float" office:value="0.51380636825787374" table:formula="of:=[.H21]+[.I21]" table:style-name="ce7">
            <text:p>0,5138</text:p>
          </table:table-cell>
          <table:table-cell office:value-type="float" office:value="0.51380636825787374" table:formula="of:=[.H21]+[.I21]" table:style-name="ce7">
            <text:p>0,5138</text:p>
          </table:table-cell>
          <table:table-cell table:number-columns-repeated="16368" table:style-name="ce1"/>
        </table:table-row>
        <table:table-row table:style-name="ro2">
          <table:table-cell office:value-type="float" office:value="4.6867195921849875E-3" table:formula="of:= [.A22] / ([.A22] +[.B22] +[.C22]+[.D22]+[.E22]+[.F22]+[.G22]+[.H22]+[.I22])" table:style-name="ce8">
            <text:p>0,0047</text:p>
          </table:table-cell>
          <table:table-cell office:value-type="float" office:value="2.4808231970715251E-2" table:formula="of:=[.B22]/([.A22]+[.B22]+[.C22]+[.D22]+[.E22]+[.F22]+[.G22]+[.H22]+[.I22])" table:style-name="ce8">
            <text:p>0,0248</text:p>
          </table:table-cell>
          <table:table-cell office:value-type="float" office:value="4.6867195921849875E-3" table:formula="of:=[.C22]/([.A22]+[.B22]+[.C22]+[.D22]+[.E22]+[.F22]+[.G22]+[.H22]+[.I22])" table:style-name="ce8">
            <text:p>0,0047</text:p>
          </table:table-cell>
          <table:table-cell office:value-type="float" office:value="2.0121512378530264E-2" table:formula="of:=[.D22]/([.A22]+[.B22]+[.C22]+[.D22]+[.E22]+[.F22]+[.G22]+[.H22]+[.I22])" table:style-name="ce8">
            <text:p>0,0201</text:p>
          </table:table-cell>
          <table:table-cell office:value-type="float" office:value="0.10491247322674929" table:formula="of:=[.E22]/([.A22]+[.B22]+[.C22]+[.D22]+[.E22]+[.F22]+[.G22]+[.H22]+[.I22])" table:style-name="ce8">
            <text:p>0,1049</text:p>
          </table:table-cell>
          <table:table-cell office:value-type="float" office:value="0.12927853625878286" table:formula="of:=[.F22]/([.A22]+[.B22]+[.C22]+[.D22]+[.E22]+[.F22]+[.G22]+[.H22]+[.I22])" table:style-name="ce8">
            <text:p>0,1293</text:p>
          </table:table-cell>
          <table:table-cell office:value-type="float" office:value="0.19684510244693437" table:formula="of:=[.G22]/([.A22]+[.B22]+[.C22]+[.D22]+[.E22]+[.F22]+[.G22]+[.H22]+[.I22])" table:style-name="ce8">
            <text:p>0,1968</text:p>
          </table:table-cell>
          <table:table-cell office:value-type="float" office:value="0.33401940943911318" table:formula="of:=[.H22]/([.A22]+[.B22]+[.C22]+[.D22]+[.E22]+[.F22]+[.G22]+[.H22]+[.I22])" table:style-name="ce8">
            <text:p>0,3340</text:p>
          </table:table-cell>
          <table:table-cell office:value-type="float" office:value="0.18064129509480475" table:formula="of:=[.I22]/([.A22]+[.B22]+[.C22]+[.D22]+[.E22]+[.F22]+[.G22]+[.H22]+[.I22])" table:style-name="ce8">
            <text:p>0,1806</text:p>
          </table:table-cell>
          <table:table-cell office:value-type="float" office:value="1.246295497071548E-2" table:formula="of:=[.J22]/([.J22]+[.K22]+[.L22]+[.M22]+[.N22]+[.O22]+[.P22])" table:style-name="ce9">
            <text:p>0,0125</text:p>
          </table:table-cell>
          <table:table-cell office:value-type="float" office:value="5.3507255508624132E-2" table:formula="of:=[.K22]/([.J22]+[.K22]+[.L22]+[.M22]+[.N22]+[.O22]+[.P22])" table:style-name="ce9">
            <text:p>0,0535</text:p>
          </table:table-cell>
          <table:table-cell office:value-type="float" office:value="4.5803221384143916E-2" table:formula="of:=[.L22]/([.J22]+[.K22]+[.L22]+[.M22]+[.N22]+[.O22]+[.P22])" table:style-name="ce9">
            <text:p>0,0458</text:p>
          </table:table-cell>
          <table:table-cell office:value-type="float" office:value="0.22547667002249422" table:formula="of:=[.M22]/([.J22]+[.K22]+[.L22]+[.M22]+[.N22]+[.O22]+[.P22])" table:style-name="ce9">
            <text:p>0,2255</text:p>
          </table:table-cell>
          <table:table-cell office:value-type="float" office:value="0.29797509613240886" table:formula="of:=[.N22]/([.J22]+[.K22]+[.L22]+[.M22]+[.N22]+[.O22]+[.P22])" table:style-name="ce9">
            <text:p>0,2980</text:p>
          </table:table-cell>
          <table:table-cell office:value-type="float" office:value="0.18238740099080666" table:formula="of:=[.O22]/([.J22]+[.K22]+[.L22]+[.M22]+[.N22]+[.O22]+[.P22])" table:style-name="ce9">
            <text:p>0,1824</text:p>
          </table:table-cell>
          <table:table-cell office:value-type="float" office:value="0.18238740099080666" table:formula="of:=[.P22]/([.J22]+[.K22]+[.L22]+[.M22]+[.N22]+[.O22]+[.P22])" table:style-name="ce9">
            <text:p>0,1824</text:p>
          </table:table-cell>
          <table:table-cell table:number-columns-repeated="16368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number-columns-repeated="18" table:style-name="ce1"/>
          <table:table-cell table:style-name="ce10"/>
          <table:table-cell table:number-columns-repeated="16365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16" table:style-name="ce2"/>
          <table:table-cell table:number-columns-repeated="16368" table:style-name="ce1"/>
        </table:table-row>
        <table:table-row table:number-rows-repeated="29" table:style-name="ro3">
          <table:table-cell table:number-columns-repeated="16" table:style-name="ce2"/>
          <table:table-cell table:number-columns-repeated="16368"/>
        </table:table-row>
        <table:table-row table:number-rows-repeated="1048515" table:style-name="ro3">
          <table:table-cell table:number-columns-repeated="16384"/>
        </table:table-row>
      </table:table>
      <table:database-ranges>
        <table:database-range table:target-range-address="Foglio1.S5:Foglio1.T14" table:name="Tabella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Antonio</meta:initial-creator>
    <dc:creator>Antonio</dc:creator>
    <meta:creation-date>2020-10-15T19:27:44Z</meta:creation-date>
    <dc:date>2020-10-15T20:20:15Z</dc:date>
    <meta:print-date>2020-10-15T20:16:09Z</meta:print-date>
  </office:meta>
</office:document-meta>
</file>